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adceb" officeooo:paragraph-rsid="001adceb"/>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8">
      <style:paragraph-properties fo:margin-top="0in" fo:margin-bottom="0in" style:contextual-spacing="false"/>
    </style:style>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Standard">
      <style:text-properties officeooo:rsid="001adceb" officeooo:paragraph-rsid="001adceb"/>
    </style:style>
    <style:style style:name="T1"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Test Plan: OpenWeatherMap API Automation Suite</text:span></text:h>
      <text:p text:style-name="Text_20_body"><text:span text:style-name="Strong_20_Emphasis">Scope and Objective:</text:span></text:p>
      <text:p text:style-name="Text_20_body">The goal of this automation suite is to validate the behavior and response of the OpenWeatherMap API (specifically the One Call API 3.0) by testing different scenarios outlined in the API documentation. The suite will ensure that the API behaves as expected for both happy paths and edge cases.</text:p>
      <text:p text:style-name="Text_20_body"><text:span text:style-name="Strong_20_Emphasis">Requirements:</text:span></text:p>
      <text:list text:style-name="L1">
        <text:list-item>
          <text:p text:style-name="P2"><text:span text:style-name="Strong_20_Emphasis">Tools:</text:span> Playwright with TypeScript running on Node.js.</text:p>
        </text:list-item>
        <text:list-item>
          <text:p text:style-name="P2"><text:span text:style-name="Strong_20_Emphasis">Automation Coverage:</text:span> At least 3 different test scenarios covering both successful and error responses.</text:p>
        </text:list-item>
        <text:list-item>
          <text:p text:style-name="P2"><text:span text:style-name="Strong_20_Emphasis">Assertions and Error Handling:</text:span> Ensure proper error handling for invalid inputs and correct assertions for successful API calls.</text:p>
        </text:list-item>
        <text:list-item>
          <text:p text:style-name="P3"><text:span text:style-name="Strong_20_Emphasis">Reporting:</text:span> Clear test reports, including success and failure details.</text:p>
        </text:list-item>
      </text:list>
      <text:p text:style-name="Text_20_body">Test cases to include:</text:p>
      <text:list text:style-name="L2">
        <text:list-item>
          <text:p text:style-name="P4">Validating weather data by city name.</text:p>
        </text:list-item>
        <text:list-item>
          <text:p text:style-name="P4">Validating weather data by geographic coordinates.</text:p>
        </text:list-item>
        <text:list-item>
          <text:p text:style-name="P5">Error handling for invalid inputs (e.g., wrong city name, invalid coordinates).</text:p>
        </text:list-item>
      </text:list>
      <text:p text:style-name="Text_20_body"><text:span text:style-name="Strong_20_Emphasis">Test Approach:</text:span></text:p>
      <text:p text:style-name="Text_20_body">The suite will consist of end-to-end test cases, focusing on validating the core functionality of the API under various scenarios. The tests will be implemented using Playwright with TypeScript, which provides a robust automation framework with built-in support for API requests, making it ideal for testing RESTful APIs.</text:p>
      <text:p text:style-name="Text_20_body"><text:span text:style-name="Strong_20_Emphasis">Test Environment:</text:span></text:p>
      <text:list text:style-name="L3">
        <text:list-item>
          <text:p text:style-name="P6"><text:span text:style-name="Strong_20_Emphasis">Platform:</text:span> Node.js</text:p>
        </text:list-item>
        <text:list-item>
          <text:p text:style-name="P6"><text:span text:style-name="Strong_20_Emphasis">Test Framework:</text:span> Playwright + TypeScript</text:p>
        </text:list-item>
        <text:list-item>
          <text:p text:style-name="P7"><text:span text:style-name="Strong_20_Emphasis">CI/CD Integration:</text:span> The suite will be designed to run seamlessly in modern CI/CD pipelines.</text:p>
        </text:list-item>
      </text:list>
      <text:p text:style-name="Text_20_body"><text:span text:style-name="Strong_20_Emphasis">Test Deliverables:</text:span></text:p>
      <text:list text:style-name="L4">
        <text:list-item>
          <text:p text:style-name="P8">Test cases for weather data retrieval using city name and coordinates.</text:p>
        </text:list-item>
        <text:list-item>
          <text:p text:style-name="P8">Error handling for invalid inputs (e.g., wrong city name, coordinates out of bounds).</text:p>
        </text:list-item>
        <text:list-item>
          <text:p text:style-name="P9">Detailed reporting, including pass/fail results, errors, and assertions.</text:p>
        </text:list-item>
      </text:list>
      <text:p text:style-name="Horizontal_20_Line"/>
      <text:h text:style-name="Heading_20_3" text:outline-level="3">Test Cases</text:h>
      <text:p text:style-name="Horizontal_20_Line"/>
      <text:p text:style-name="Text_20_body"><text:span text:style-name="Strong_20_Emphasis">A1) Happy Path: Get Weather by City Name</text:span></text:p>
      <text:list text:style-name="L5">
        <text:list-item>
          <text:p text:style-name="P10"><text:span text:style-name="Strong_20_Emphasis">Objective:</text:span> Verify that the weather data can be retrieved using a valid city name.</text:p>
          <text:p text:style-name="P10"><text:soft-page-break/><text:span text:style-name="Strong_20_Emphasis">Steps:</text:span></text:p>
          <text:list>
            <text:list-item>
              <text:p text:style-name="P11">Call the <text:span text:style-name="Strong_20_Emphasis">Geocoding API</text:span> to convert the city name (e.g., "London") to geographic coordinates (latitude and longitude).</text:p>
            </text:list-item>
            <text:list-item>
              <text:p text:style-name="P11">Validate the status of the response and ensure that the returned array length is greater than 0 (i.e., the city is valid).</text:p>
            </text:list-item>
            <text:list-item>
              <text:p text:style-name="P11">Use the returned latitude and longitude to call the <text:span text:style-name="Strong_20_Emphasis">One Call API</text:span>.</text:p>
            </text:list-item>
            <text:list-item>
              <text:p text:style-name="P10">Validate that the response from the One Call API includes the expected properties (e.g., <text:span text:style-name="Source_20_Text">current.weather</text:span>, <text:span text:style-name="Source_20_Text">current.temp</text:span>).</text:p>
            </text:list-item>
          </text:list>
          <text:p text:style-name="P10"><text:span text:style-name="Strong_20_Emphasis">Expected Results:</text:span></text:p>
          <text:list text:continue-numbering="true">
            <text:list-item>
              <text:p text:style-name="P11">Geocoding API returns a 200 status code with at least one result.</text:p>
            </text:list-item>
            <text:list-item>
              <text:p text:style-name="P10">One Call API returns a 200 status code with valid weather data.</text:p>
            </text:list-item>
          </text:list>
        </text:list-item>
      </text:list>
      <text:p text:style-name="Horizontal_20_Line"/>
      <text:p text:style-name="Text_20_body"><text:span text:style-name="Strong_20_Emphasis">A2) Edge Case: Get Weather by Sea Coordinates (Sailing Near the Coast)</text:span></text:p>
      <text:list text:style-name="L6">
        <text:list-item>
          <text:p text:style-name="P12"><text:span text:style-name="Strong_20_Emphasis">Objective:</text:span> Test if the One Call API handles weather data retrieval using sea coordinates (i.e., valid but non-land coordinates).</text:p>
          <text:p text:style-name="P12"><text:span text:style-name="Strong_20_Emphasis">Steps:</text:span></text:p>
          <text:list>
            <text:list-item>
              <text:p text:style-name="P13">Use predefined sea coordinates (e.g., near the coast).</text:p>
            </text:list-item>
            <text:list-item>
              <text:p text:style-name="P13">Call the <text:span text:style-name="Strong_20_Emphasis">One Call API</text:span> with these coordinates.</text:p>
            </text:list-item>
            <text:list-item>
              <text:p text:style-name="P12">Validate the response from the One Call API includes the expected weather data.</text:p>
            </text:list-item>
          </text:list>
          <text:p text:style-name="P12"><text:span text:style-name="Strong_20_Emphasis">Expected Results:</text:span></text:p>
          <text:list text:continue-numbering="true">
            <text:list-item>
              <text:p text:style-name="P12">One Call API returns a 200 status code with valid weather data, even if the coordinates are at sea.</text:p>
            </text:list-item>
          </text:list>
        </text:list-item>
      </text:list>
      <text:p text:style-name="Horizontal_20_Line"/>
      <text:p text:style-name="Text_20_body"><text:span text:style-name="Strong_20_Emphasis">A3) Edge Case: Invalid City Name (Typo)</text:span></text:p>
      <text:list text:style-name="L7">
        <text:list-item>
          <text:p text:style-name="P14"><text:span text:style-name="Strong_20_Emphasis">Objective:</text:span> Test how the API handles invalid city names (e.g., "Lonodn" instead of "London").</text:p>
          <text:p text:style-name="P14"><text:span text:style-name="Strong_20_Emphasis">Steps:</text:span></text:p>
          <text:list>
            <text:list-item>
              <text:p text:style-name="P15">Call the <text:span text:style-name="Strong_20_Emphasis">Geocoding API</text:span> with a typo in the city name.</text:p>
            </text:list-item>
            <text:list-item>
              <text:p text:style-name="P15">Validate the response status and ensure that the response is not successful (e.g., 404 or no valid results).</text:p>
            </text:list-item>
            <text:list-item>
              <text:p text:style-name="P15">If the first call returns valid coordinates, use them to call the <text:span text:style-name="Strong_20_Emphasis">One Call API</text:span>.</text:p>
            </text:list-item>
            <text:list-item>
              <text:p text:style-name="P14">Validate the error handling in both APIs.</text:p>
            </text:list-item>
          </text:list>
          <text:p text:style-name="P14"><text:span text:style-name="Strong_20_Emphasis">Expected Results:</text:span></text:p>
          <text:list text:continue-numbering="true">
            <text:list-item>
              <text:p text:style-name="P15">Geocoding API returns an error response (e.g., 404) for invalid city names.</text:p>
            </text:list-item>
            <text:list-item>
              <text:p text:style-name="P14">One Call API should not be called if the Geocoding API returns no valid coordinates.</text:p>
            </text:list-item>
          </text:list>
        </text:list-item>
      </text:list>
      <text:p text:style-name="Horizontal_20_Line"/>
      <text:p text:style-name="Text_20_body"><text:soft-page-break/><text:span text:style-name="Strong_20_Emphasis">A4) Edge Case: Invalid Coordinates (Out of Bounds)</text:span></text:p>
      <text:list text:style-name="L8">
        <text:list-item>
          <text:p text:style-name="P16"><text:span text:style-name="Strong_20_Emphasis">Objective:</text:span> Validate the API's error handling when passed invalid geographic coordinates (e.g., latitude = 999, longitude = 999).</text:p>
          <text:p text:style-name="P16"><text:span text:style-name="Strong_20_Emphasis">Steps:</text:span></text:p>
          <text:list>
            <text:list-item>
              <text:p text:style-name="P17">Construct a URL using deliberately incorrect coordinates (e.g., latitude = 999, longitude = 999).</text:p>
            </text:list-item>
            <text:list-item>
              <text:p text:style-name="P17">Call the <text:span text:style-name="Strong_20_Emphasis">One Call API</text:span> with these invalid coordinates.</text:p>
            </text:list-item>
            <text:list-item>
              <text:p text:style-name="P16">Validate that the API returns the appropriate error (e.g., 400 or 404).</text:p>
            </text:list-item>
          </text:list>
          <text:p text:style-name="P16"><text:span text:style-name="Strong_20_Emphasis">Expected Results:</text:span></text:p>
          <text:list text:continue-numbering="true">
            <text:list-item>
              <text:p text:style-name="P16">One Call API returns an error code (e.g., 404) for invalid coordinates.</text:p>
            </text:list-item>
          </text:list>
        </text:list-item>
      </text:list>
      <text:p text:style-name="Horizontal_20_Line"/>
      <text:h text:style-name="Heading_20_3" text:outline-level="3">Error Handling &amp; Reporting</text:h>
      <text:list text:style-name="L9">
        <text:list-item>
          <text:p text:style-name="P18"><text:span text:style-name="Strong_20_Emphasis">Error Handling:</text:span> Each test should include proper error handling to ensure that unexpected errors (e.g., network issues, API failures) are logged, but do not prevent other tests from running.</text:p>
        </text:list-item>
        <text:list-item>
          <text:p text:style-name="P18"><text:span text:style-name="Strong_20_Emphasis">Test Reporting:</text:span> Detailed reports will be generated for each test run, showing:</text:p>
          <text:list>
            <text:list-item>
              <text:p text:style-name="P18">Number of tests executed.</text:p>
            </text:list-item>
            <text:list-item>
              <text:p text:style-name="P18">Number of successful tests.</text:p>
            </text:list-item>
            <text:list-item>
              <text:p text:style-name="P18">Number of failed tests.</text:p>
            </text:list-item>
            <text:list-item>
              <text:p text:style-name="P18">Error details and stack traces for failed tests.</text:p>
            </text:list-item>
            <text:list-item>
              <text:p text:style-name="P19">Success message for tests that pass.</text:p>
            </text:list-item>
          </text:list>
        </text:list-item>
      </text:list>
      <text:p text:style-name="Horizontal_20_Line"/>
      <text:h text:style-name="Heading_20_3" text:outline-level="3">Test Execution</text:h>
      <text:list text:style-name="L10">
        <text:list-item>
          <text:p text:style-name="P20"><text:span text:style-name="Strong_20_Emphasis">Test Environment Setup:</text:span> Ensure the test environment (Playwright + Node.js + TypeScript) is set up correctly before running the tests.</text:p>
        </text:list-item>
        <text:list-item>
          <text:p text:style-name="P20"><text:span text:style-name="Strong_20_Emphasis">CI/CD Pipeline Integration:</text:span> The tests will be integrated into the CI/CD pipeline for continuous testing.</text:p>
        </text:list-item>
        <text:list-item>
          <text:p text:style-name="P21"><text:span text:style-name="Strong_20_Emphasis">Execution Time:</text:span> The expected time for running the full test suite is 1–2 hours depending on test complexity and the environment setup.</text:p>
        </text:list-item>
      </text:list>
      <text:p text:style-name="Horizontal_20_Line"/>
      <text:h text:style-name="Heading_20_3" text:outline-level="3">Summary</text:h>
      <text:p text:style-name="Text_20_body">This automation suite aims to provide comprehensive validation of the OpenWeatherMap API under different conditions, ensuring that it responds correctly to both valid and invalid requests. By implementing proper error handling and using Playwright’s robust API testing capabilities, the suite will help ensure the reliability of the API and facilitate easier maintenance and scaling in the future.</text:p>
      <text:p text:style-name="P22"><text:soft-page-break/><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1T11:15:16.033000000</meta:creation-date>
    <dc:date>2024-12-21T13:41:41.121000000</dc:date>
    <meta:editing-duration>PT2M1S</meta:editing-duration>
    <meta:editing-cycles>1</meta:editing-cycles>
    <meta:document-statistic meta:table-count="0" meta:image-count="0" meta:object-count="0" meta:page-count="4" meta:paragraph-count="73" meta:word-count="863" meta:character-count="5263" meta:non-whitespace-character-count="4529"/>
    <meta:generator>LibreOffice/24.8.4.2$Windows_X86_64 LibreOffice_project/bb3cfa12c7b1bf994ecc5649a80400d06cd71002</meta:generator>
  </office:meta>
</office:document-meta>
</file>